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normal" officeooo:rsid="001185be" officeooo:paragraph-rsid="001b66b8" style:font-weight-asian="normal" style:font-weight-complex="normal"/>
    </style:style>
    <style:style style:name="P2" style:family="paragraph" style:parent-style-name="Text_20_body">
      <style:text-properties fo:font-size="14pt" fo:font-weight="normal" officeooo:rsid="001af089" officeooo:paragraph-rsid="001af089" style:font-weight-asian="normal" style:font-weight-complex="normal"/>
    </style:style>
    <style:style style:name="P3" style:family="paragraph" style:parent-style-name="Text_20_body">
      <style:text-properties fo:font-size="14pt" fo:font-weight="normal" officeooo:rsid="001b66b8" officeooo:paragraph-rsid="001b66b8" style:font-weight-asian="normal" style:font-weight-complex="normal"/>
    </style:style>
    <style:style style:name="P4" style:family="paragraph" style:parent-style-name="Text_20_body">
      <style:text-properties fo:font-size="14pt" fo:font-weight="normal" officeooo:rsid="001b66b8" officeooo:paragraph-rsid="001bb1ab" style:font-weight-asian="normal" style:font-weight-complex="normal"/>
    </style:style>
    <style:style style:name="P5" style:family="paragraph" style:parent-style-name="Text_20_body">
      <style:text-properties fo:font-size="14pt" fo:font-weight="normal" officeooo:rsid="001d437f" officeooo:paragraph-rsid="001d437f" style:font-weight-asian="normal" style:font-weight-complex="normal"/>
    </style:style>
    <style:style style:name="P6" style:family="paragraph" style:parent-style-name="Text_20_body">
      <style:text-properties fo:font-size="14pt" fo:font-weight="normal" officeooo:rsid="001e605b" officeooo:paragraph-rsid="001e605b" style:font-weight-asian="normal" style:font-weight-complex="normal"/>
    </style:style>
    <style:style style:name="T1" style:family="text">
      <style:text-properties officeooo:rsid="001b66b8"/>
    </style:style>
    <style:style style:name="T2" style:family="text">
      <style:text-properties officeooo:rsid="001bb1ab"/>
    </style:style>
    <style:style style:name="T3" style:family="text">
      <style:text-properties officeooo:rsid="001d437f"/>
    </style:style>
    <style:style style:name="T4" style:family="text">
      <style:text-properties officeooo:rsid="001faa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Brueckentage am See Angebote</text:p>
      <text:p text:style-name="P2"><text:span text:style-name="T3">Geniesse einen </text:span>Kurze<text:span text:style-name="T4">n</text:span> Urlaub im Fruhling,</text:p>
      <text:p text:style-name="P2"><text:span text:style-name="T1"><text:s/>Am Camping Punta Indiani kann man die </text:span>Brueckentage am Besten <text:span text:style-name="T2">nutzen</text:span>!</text:p>
      <text:p text:style-name="P4"><text:span text:style-name="T2"><text:s/></text:span>4 giorni = paghi 3 notti </text:p>
      <text:p text:style-name="P3"><text:span text:style-name="T2">Geniesse </text:span>4 <text:span text:style-name="T2">tage </text:span><text:s/>= paghi 3 notti </text:p>
      <text:p text:style-name="P3">arrivo al mattino e partenza alla sera</text:p>
      <text:p text:style-name="P1">1.Mai, </text:p>
      <text:p text:style-name="P6">2.giugno,</text:p>
      <text:p text:style-name="P1">Christi Himmelfahrt, Pfingsten, Frohleichnahm</text:p>
      <text:p text:style-name="P1">Die Promotion ist nicht mit anderen Angeboten kombinierbar.</text:p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7:43:37.706652346</meta:creation-date>
    <meta:generator>LibreOffice/4.2.8.2$Linux_X86_64 LibreOffice_project/420m0$Build-2</meta:generator>
    <dc:date>2016-11-13T19:35:08.417565531</dc:date>
    <meta:editing-duration>PT11M2S</meta:editing-duration>
    <meta:editing-cycles>4</meta:editing-cycles>
    <meta:document-statistic meta:table-count="0" meta:image-count="0" meta:object-count="0" meta:page-count="1" meta:paragraph-count="10" meta:word-count="55" meta:character-count="355" meta:non-whitespace-character-count="304"/>
  </office:meta>
</office:document-meta>
</file>